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08c6cf" officeooo:paragraph-rsid="0008c6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以下の統計データは、１００日間ある地域の天気の推移とある男の行動パターンを１００回分観測したものである。</text:p>
      <text:p text:style-name="P1">この統計データを元に、HMMのパラメータを求めよ。</text:p>
      <text:p text:style-name="P1"/>
      <text:p text:style-name="P1">○観測開始時の天気</text:p>
      <text:p text:style-name="P1">雨：２３回　晴れ：７７回</text:p>
      <text:p text:style-name="P1"/>
      <text:p text:style-name="P1">○天気の推移</text:p>
      <text:p text:style-name="P1">雨が続いた回数　　　　　　：９８０回</text:p>
      <text:p text:style-name="P1">雨のあとに晴れた回数　　　　：１４６５回</text:p>
      <text:p text:style-name="P1">晴れのあとに雨が降った回数　：１４７３回</text:p>
      <text:p text:style-name="P1">晴れが続いた回数　　　　　：５９８２回</text:p>
      <text:p text:style-name="P1"/>
      <text:p text:style-name="P1">○ある男の行動パターン</text:p>
      <text:p text:style-name="P1">・雨の時</text:p>
      <text:p text:style-name="P1">　散歩した回数：１２７７回</text:p>
      <text:p text:style-name="P1">　買い物した回数：２５０回</text:p>
      <text:p text:style-name="P1">　掃除した回数：９４９回</text:p>
      <text:p text:style-name="P1">・晴れの時</text:p>
      <text:p text:style-name="P1">　散歩した回数：３７２２回</text:p>
      <text:p text:style-name="P1">　買い物した回数：２２６７回</text:p>
      <text:p text:style-name="P1">　掃除した回数：１５３５回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 Pゴシック" style:font-family-asian="'IPA Pゴシック'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kaoPGothic1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kaoPGothic1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1" style:font-family-complex="TakaoPGothic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4:52:42.442221371</meta:creation-date>
    <dc:date>2017-11-12T14:57:18.157921717</dc:date>
    <meta:editing-duration>PT4M37S</meta:editing-duration>
    <meta:editing-cycles>1</meta:editing-cycles>
    <meta:document-statistic meta:table-count="0" meta:image-count="0" meta:object-count="0" meta:page-count="1" meta:paragraph-count="18" meta:word-count="254" meta:character-count="279" meta:non-whitespace-character-count="256"/>
    <meta:generator>LibreOffice/5.1.6.2$Linux_X86_64 LibreOffice_project/10m0$Build-2</meta:generator>
  </office:meta>
</office:document-meta>
</file>